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text-properties officeooo:rsid="0020df01" officeooo:paragraph-rsid="0020df01"/>
    </style:style>
    <style:style style:name="P2" style:family="paragraph" style:parent-style-name="List_20_Paragraph" style:list-style-name="WWNum40">
      <style:paragraph-properties>
        <style:tab-stops>
          <style:tab-stop style:position="5.98cm"/>
        </style:tab-stops>
      </style:paragraph-properties>
      <style:text-properties officeooo:paragraph-rsid="001d3cb9"/>
    </style:style>
    <style:style style:name="P3" style:family="paragraph" style:parent-style-name="Normal_20__28_Web_29_" style:list-style-name="WWNum35">
      <style:paragraph-properties fo:margin-top="0cm" fo:margin-bottom="0cm" style:contextual-spacing="false"/>
      <style:text-properties officeooo:paragraph-rsid="001b52c6"/>
    </style:style>
    <style:style style:name="P4" style:family="paragraph" style:parent-style-name="Normal_20__28_Web_29_" style:list-style-name="WWNum35">
      <style:paragraph-properties fo:margin-top="0cm" fo:margin-bottom="0cm" style:contextual-spacing="false"/>
      <style:text-properties officeooo:paragraph-rsid="001b52c6"/>
    </style:style>
    <style:style style:name="P5" style:family="paragraph" style:parent-style-name="Normal_20__28_Web_29_">
      <style:paragraph-properties fo:margin-top="0cm" fo:margin-bottom="0cm" style:contextual-spacing="false"/>
      <style:text-properties officeooo:paragraph-rsid="001b52c6"/>
    </style:style>
    <style:style style:name="P6" style:family="paragraph" style:parent-style-name="Normal_20__28_Web_29_">
      <style:paragraph-properties fo:margin-top="0cm" fo:margin-bottom="0cm" style:contextual-spacing="false"/>
      <style:text-properties officeooo:paragraph-rsid="001b52c6"/>
    </style:style>
    <style:style style:name="P7" style:family="paragraph" style:parent-style-name="Normal_20__28_Web_29_">
      <style:paragraph-properties fo:margin-top="0cm" fo:margin-bottom="0cm" style:contextual-spacing="false"/>
      <style:text-properties officeooo:rsid="001c70f4" officeooo:paragraph-rsid="001c70f4"/>
    </style:style>
    <style:style style:name="P8" style:family="paragraph" style:parent-style-name="Normal_20__28_Web_29_">
      <style:paragraph-properties fo:margin-top="0cm" fo:margin-bottom="0cm" style:contextual-spacing="false"/>
      <style:text-properties officeooo:rsid="001c70f4" officeooo:paragraph-rsid="001d3cb9"/>
    </style:style>
    <style:style style:name="P9" style:family="paragraph" style:parent-style-name="Normal_20__28_Web_29_">
      <style:paragraph-properties fo:margin-top="0cm" fo:margin-bottom="0cm" style:contextual-spacing="false"/>
      <style:text-properties officeooo:rsid="001c70f4" officeooo:paragraph-rsid="001effc3"/>
    </style:style>
    <style:style style:name="P10" style:family="paragraph" style:parent-style-name="Normal_20__28_Web_29_">
      <style:paragraph-properties fo:margin-top="0cm" fo:margin-bottom="0cm" style:contextual-spacing="false"/>
      <style:text-properties officeooo:rsid="001d3cb9" officeooo:paragraph-rsid="001d3cb9"/>
    </style:style>
    <style:style style:name="P11" style:family="paragraph" style:parent-style-name="Normal_20__28_Web_29_">
      <style:paragraph-properties fo:margin-top="0cm" fo:margin-bottom="0cm" style:contextual-spacing="false"/>
      <style:text-properties officeooo:rsid="001d3cb9" officeooo:paragraph-rsid="001effc3"/>
    </style:style>
    <style:style style:name="P12" style:family="paragraph" style:parent-style-name="Standard">
      <style:text-properties officeooo:rsid="001803a6"/>
    </style:style>
    <style:style style:name="P13" style:family="paragraph" style:parent-style-name="Standard">
      <style:text-properties officeooo:rsid="001803a6" officeooo:paragraph-rsid="001803a6"/>
    </style:style>
    <style:style style:name="P14" style:family="paragraph" style:parent-style-name="Standard">
      <style:text-properties officeooo:rsid="001803a6" officeooo:paragraph-rsid="001a007b"/>
    </style:style>
    <style:style style:name="P15" style:family="paragraph" style:parent-style-name="Standard">
      <style:text-properties officeooo:rsid="001803a6" officeooo:paragraph-rsid="001b52c6"/>
    </style:style>
    <style:style style:name="P16" style:family="paragraph" style:parent-style-name="Standard">
      <style:text-properties officeooo:rsid="001803a6" officeooo:paragraph-rsid="001c70f4"/>
    </style:style>
    <style:style style:name="P17" style:family="paragraph" style:parent-style-name="Standard">
      <style:text-properties officeooo:rsid="001effc3" officeooo:paragraph-rsid="001effc3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1effc3" officeooo:paragraph-rsid="001effc3" style:font-size-asian="18pt" style:font-weight-asian="bold" style:font-size-complex="18pt" style:font-weight-complex="bold"/>
    </style:style>
    <style:style style:name="T1" style:family="text">
      <style:text-properties style:font-name-complex="Calibri1"/>
    </style:style>
    <style:style style:name="T2" style:family="text">
      <style:text-properties officeooo:rsid="001a007b" style:font-name-complex="Calibri1"/>
    </style:style>
    <style:style style:name="T3" style:family="text">
      <style:text-properties officeooo:rsid="001b52c6" style:font-name-complex="Calibri1"/>
    </style:style>
    <style:style style:name="T4" style:family="text">
      <style:text-properties officeooo:rsid="001c70f4" style:font-name-complex="Calibri1"/>
    </style:style>
    <style:style style:name="T5" style:family="text">
      <style:text-properties officeooo:rsid="001effc3" style:font-name-complex="Calibri1"/>
    </style:style>
    <style:style style:name="T6" style:family="text">
      <style:text-properties fo:font-weight="bold" style:font-weight-asian="bold" style:font-name-complex="Calibri1" style:font-weight-complex="bold"/>
    </style:style>
    <style:style style:name="T7" style:family="text">
      <style:text-properties style:font-name="Calibri" fo:font-size="11pt" style:font-name-asian="Calibri1" style:font-size-asian="11pt" style:language-asian="en" style:country-asian="US" style:font-name-complex="Calibri1" style:font-size-complex="11pt"/>
    </style:style>
    <style:style style:name="T8" style:family="text">
      <style:text-properties style:font-name="Calibri" fo:font-size="11pt" officeooo:rsid="001b52c6" style:font-name-asian="Calibri1" style:font-size-asian="11pt" style:language-asian="en" style:country-asian="US" style:font-name-complex="Calibri1" style:font-size-complex="11pt"/>
    </style:style>
    <style:style style:name="T9" style:family="text">
      <style:text-properties style:font-name="Calibri" fo:font-size="11pt" officeooo:rsid="001c70f4" style:font-name-asian="Calibri1" style:font-size-asian="11pt" style:language-asian="en" style:country-asian="US" style:font-name-complex="Calibri1" style:font-size-complex="11pt"/>
    </style:style>
    <style:style style:name="T10" style:family="text">
      <style:text-properties style:font-name="Calibri" fo:font-size="11pt" officeooo:rsid="001d3cb9" style:font-name-asian="Calibri1" style:font-size-asian="11pt" style:language-asian="en" style:country-asian="US" style:font-name-complex="Calibri1" style:font-size-complex="11pt"/>
    </style:style>
    <style:style style:name="T11" style:family="text">
      <style:text-properties style:font-name="Calibri" fo:font-size="11pt" officeooo:rsid="001effc3" style:font-name-asian="Calibri1" style:font-size-asian="11pt" style:language-asian="en" style:country-asian="US" style:font-name-complex="Calibri1" style:font-size-complex="11pt"/>
    </style:style>
    <style:style style:name="T12" style:family="text">
      <style:text-properties style:font-name="Calibri" fo:font-size="11pt" fo:font-style="italic" fo:font-weight="bold" style:font-name-asian="Calibri1" style:font-size-asian="11pt" style:language-asian="en" style:country-asian="US" style:font-style-asian="italic" style:font-weight-asian="bold" style:font-name-complex="Calibri1" style:font-size-complex="11pt" style:font-style-complex="italic" style:font-weight-complex="bold"/>
    </style:style>
    <style:style style:name="T13" style:family="text">
      <style:text-properties style:font-name="Calibri" fo:font-size="11pt" fo:font-style="italic" officeooo:rsid="001b52c6" style:font-name-asian="Calibri1" style:font-size-asian="11pt" style:language-asian="en" style:country-asian="US" style:font-style-asian="italic" style:font-name-complex="Calibri1" style:font-size-complex="11pt" style:font-style-complex="italic"/>
    </style:style>
    <style:style style:name="T14" style:family="text">
      <style:text-properties style:font-name="Calibri" fo:font-size="11pt" fo:font-style="italic" officeooo:rsid="001d3cb9" style:font-name-asian="Calibri1" style:font-size-asian="11pt" style:language-asian="en" style:country-asian="US" style:font-style-asian="italic" style:font-name-complex="Calibri1" style:font-size-complex="11pt" style:font-style-complex="italic"/>
    </style:style>
    <style:style style:name="T15" style:family="text">
      <style:text-properties style:font-name="Calibri" fo:font-size="11pt" fo:font-style="normal" fo:font-weight="normal" style:font-name-asian="Calibri1" style:font-size-asian="11pt" style:language-asian="en" style:country-asian="US" style:font-style-asian="normal" style:font-weight-asian="normal" style:font-name-complex="Calibri1" style:font-size-complex="11pt" style:font-style-complex="normal" style:font-weight-complex="normal"/>
    </style:style>
    <style:style style:name="T16" style:family="text">
      <style:text-properties style:font-name="Calibri" fo:font-size="11pt" fo:font-style="normal" fo:font-weight="bold" style:font-name-asian="Calibri1" style:font-size-asian="11pt" style:language-asian="en" style:country-asian="US" style:font-style-asian="normal" style:font-weight-asian="bold" style:font-name-complex="Calibri1" style:font-size-complex="11pt" style:font-style-complex="normal" style:font-weight-complex="bold"/>
    </style:style>
    <style:style style:name="T17" style:family="text">
      <style:text-properties officeooo:rsid="001a007b"/>
    </style:style>
    <style:style style:name="T18" style:family="text">
      <style:text-properties officeooo:rsid="001effc3"/>
    </style:style>
    <style:style style:name="T19" style:family="text">
      <style:text-properties officeooo:rsid="0020df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ORGANIZACION GLOBAL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7">indice</text:p>
      <text:p text:style-name="Standard"><text:tab/><text:tab/><text:span text:style-name="T18">Normativa<text:tab/><text:tab/><text:tab/><text:tab/><text:tab/><text:tab/></text:span><text:span text:style-name="T19">pag 3</text:span></text:p>
      <text:p text:style-name="Standard"><text:tab/><text:tab/><text:span text:style-name="T19">tarea a realizar <text:tab/><text:tab/><text:tab/><text:tab/><text:tab/>pag 3-6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3"><text:soft-page-break/>Normativas</text:p>
      <text:p text:style-name="P13"><text:tab/>1)<text:span text:style-name="T7">NO se desarrolla nunca sobre la rama master.</text:span></text:p>
      <text:p text:style-name="P13"><text:span text:style-name="T7"><text:tab/>2)</text:span><text:span text:style-name="T12">TODOS los repositorios han de ser trabajador por DOS desarrolladores por lo menos.</text:span></text:p>
      <text:p text:style-name="P13"><text:span text:style-name="T12"><text:tab/></text:span><text:span text:style-name="T15">3)TODOS los merges que se hagan al repositorio final han de ser usando pull requests.</text:span></text:p>
      <text:p text:style-name="P14"><text:span text:style-name="T15"><text:tab/>4)</text:span><text:span text:style-name="T16">Commits con mensajes </text:span><text:a xlink:type="simple" xlink:href="https://gist.github.com/robertpainsi/b632364184e70900af4ab688decf6f53" text:style-name="Internet_20_link" text:visited-style-name="Visited_20_Internet_20_Link"><text:span text:style-name="Internet_20_link"><text:span text:style-name="T16">siguiendo las buenas prácticas</text:span></text:span></text:a></text:p>
      <text:p text:style-name="P14"><text:tab/><text:span text:style-name="T17">5)</text:span><text:span text:style-name="T2">Contabilización de las horas</text:span></text:p>
      <text:p text:style-name="P14"><text:span text:style-name="T2"><text:tab/></text:span><text:span text:style-name="T5">6) documentos por cada split</text:span></text:p>
      <text:p text:style-name="P14"><text:span text:style-name="T5"><text:tab/>7) Comentar el código</text:span></text:p>
      <text:p text:style-name="P13"><text:tab/><text:span text:style-name="T18">8)Nombre de los documentos claros </text:span></text:p>
      <text:p text:style-name="P13"><text:span text:style-name="T18"><text:tab/>9) avisar al whasap una ves re realiza la subida de cambios mensaje entre * *</text:span></text:p>
      <text:p text:style-name="P13">Tarea a realizar </text:p>
      <text:p text:style-name="P13">1) <text:tab/><text:span text:style-name="T1">Creación de un proyecto en C# que realice todas las tareas que veis en el Anexo I. </text:span><text:span text:style-name="T6">Todas las tareas deben estar en la misma solución. </text:span><text:span text:style-name="T1">Habrá un programa en cada fichero que mostrará un menú general, que permitirá elegir la operación deseada.</text:span></text:p>
      <text:p text:style-name="P13"><text:span text:style-name="T1"><text:tab/>1.1_</text:span><text:span text:style-name="T2">Normas de este punto: </text:span></text:p>
      <text:p text:style-name="P13"><text:span text:style-name="T2"><text:tab/><text:tab/>1.1.1_Cada apartado sera un proyecto de una sola solución</text:span></text:p>
      <text:p text:style-name="P13"><text:span text:style-name="T2"><text:tab/><text:tab/>1.1.</text:span><text:span text:style-name="T4">2</text:span><text:span text:style-name="T2">_Cada proyecto tendrá un menú que acceda a cada una de las opciones</text:span></text:p>
      <text:p text:style-name="P16"><text:span text:style-name="T2"><text:tab/><text:tab/></text:span><text:span text:style-name="T4">1</text:span><text:span text:style-name="T9">.1.3_ copia del código en el documento y en la carpeta de “sql/datos/documentos/codigoSQL”</text:span></text:p>
      <text:p text:style-name="P13"><text:span text:style-name="T2"><text:tab/>1.2_ Realización </text:span></text:p>
      <text:p text:style-name="P15"><text:span text:style-name="T2"><text:tab/><text:tab/></text:span><text:span text:style-name="T3">1.2.1_</text:span><text:span text:style-name="T8">Array</text:span></text:p>
      <text:list xml:id="list3037875566" text:style-name="WWNum35">
        <text:list-item>
          <text:list>
            <text:list-item>
              <text:p text:style-name="P3"><text:span text:style-name="T7">Calcular máximo</text:span></text:p>
            </text:list-item>
            <text:list-item>
              <text:p text:style-name="P3"><text:span text:style-name="T7">Calcular mínimo</text:span></text:p>
            </text:list-item>
            <text:list-item>
              <text:p text:style-name="P3"><text:span text:style-name="T7">Calcular la mediana</text:span></text:p>
            </text:list-item>
            <text:list-item>
              <text:p text:style-name="P3"><text:span text:style-name="T7">Calcular la media</text:span></text:p>
            </text:list-item>
            <text:list-item>
              <text:p text:style-name="P3"><text:span text:style-name="T7">Ordenar un Array de menor a mayor</text:span></text:p>
            </text:list-item>
            <text:list-item>
              <text:p text:style-name="P3"><text:span text:style-name="T7">Calcular la desviación típica de un array</text:span></text:p>
            </text:list-item>
            <text:list-item>
              <text:p text:style-name="P3"><text:span text:style-name="T8">Binarizar un array en base a un número n. Esta función devolverá un nuevo array, cuyos elementos valdrán 0 o 1. Si el componente i del array original es menor que n, el componente i del array resultado será 0, y 1 en el caso contrario.</text:span></text:p>
            </text:list-item>
          </text:list>
        </text:list-item>
      </text:list>
      <text:p text:style-name="P5"><text:span text:style-name="T8"><text:tab/><text:tab/>1.2.2_Numero</text:span></text:p>
      <text:list xml:id="list145536823718888" text:continue-numbering="true" text:style-name="WWNum35">
        <text:list-item>
          <text:list>
            <text:list-item>
              <text:p text:style-name="P3"><text:span text:style-name="T7">Calcular si el número es primo</text:span></text:p>
            </text:list-item>
            <text:list-item>
              <text:p text:style-name="P3"><text:span text:style-name="T7">Calcular el factorial</text:span></text:p>
            </text:list-item>
            <text:list-item>
              <text:p text:style-name="P3"><text:span text:style-name="T7">Dado un número en segundos, devolver horas y minutos (3680 segundos son 1 hora, 1 min, y 20 segundos).</text:span></text:p>
            </text:list-item>
            <text:list-item>
              <text:p text:style-name="P3"><text:span text:style-name="T7">Devolver los primeros 15 números de la </text:span><text:a xlink:type="simple" xlink:href="https://es.wikipedia.org/wiki/N%C3%BAmero_de_Pell" text:style-name="Internet_20_link" text:visited-style-name="Visited_20_Internet_20_Link"><text:span text:style-name="Internet_20_link"><text:span text:style-name="T7">serie de Pell</text:span></text:span></text:a></text:p>
            </text:list-item>
            <text:list-item>
              <text:p text:style-name="P3"><text:span text:style-name="T7">Devolver si un número es un </text:span><text:a xlink:type="simple" xlink:href="https://es.wikipedia.org/wiki/N%C3%BAmero_narcisista" text:style-name="Internet_20_link" text:visited-style-name="Visited_20_Internet_20_Link"><text:span text:style-name="Internet_20_link"><text:span text:style-name="T7">número de Armstrong</text:span></text:span></text:a><text:span text:style-name="T7"> o no</text:span></text:p>
            </text:list-item>
            <text:list-item>
              <text:p text:style-name="P3"><text:span text:style-name="T8">Devolver si un número tiene todos sus dígitos diferentes</text:span></text:p>
            </text:list-item>
          </text:list>
        </text:list-item>
      </text:list>
      <text:p text:style-name="P5"><text:span text:style-name="T8"><text:tab/><text:tab/>1.2.3_String</text:span></text:p>
      <text:list xml:id="list145537614748903" text:continue-numbering="true" text:style-name="WWNum35">
        <text:list-item>
          <text:list>
            <text:list-item>
              <text:p text:style-name="P3"><text:span text:style-name="T7">Devolver si el string es un palíndromo</text:span></text:p>
            </text:list-item>
            <text:list-item>
              <text:p text:style-name="P3"><text:span text:style-name="T7">Escribir el nombre todo en mayúsculas y todo en minúsculas</text:span></text:p>
            </text:list-item>
            <text:list-item>
              <text:p text:style-name="P3"><text:span text:style-name="T7">Devolver el número de ocurrencias de una letra</text:span></text:p>
            </text:list-item>
            <text:list-item>
              <text:p text:style-name="P3"><text:span text:style-name="T7">Dados dos Strings distintos, hacer que se repitan las veces que informe el usuario.(Alejandro, crack, 2 -&gt; Alejandro crack Alejandro crack)</text:span></text:p>
            </text:list-item>
            <text:list-item>
              <text:p text:style-name="P3"><text:span text:style-name="T7">Dado un String, repetir cada ocurrencia de su letra. Por ejemplo: NBA se convierte en NNBBAA, Madrid en Mmaaddrriidd.</text:span></text:p>
            </text:list-item>
            <text:list-item>
              <text:p text:style-name="P3"><text:span text:style-name="T8">Dado dos Strings, borrar del primero las apariencias del segundo. Por ejemplo, dado </text:span><text:span text:style-name="T13">Real Zaragoza es de la realeza </text:span><text:span text:style-name="T8">y </text:span><text:span text:style-name="T13">Real</text:span><text:span text:style-name="T8">¸ la función devolverá </text:span><text:span text:style-name="T13">Zaragoza es de la eza</text:span><text:span text:style-name="T8">.</text:span></text:p>
            </text:list-item>
          </text:list>
        </text:list-item>
      </text:list>
      <text:p text:style-name="P5"><text:soft-page-break/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><text:tab/><text:tab/>1.2.4_Decimales</text:span></text:p>
      <text:list xml:id="list145535888470884" text:continue-numbering="true" text:style-name="WWNum35">
        <text:list-item>
          <text:list>
            <text:list-item>
              <text:p text:style-name="P3"><text:span text:style-name="T7">Redondear el número al alza</text:span></text:p>
            </text:list-item>
            <text:list-item>
              <text:p text:style-name="P3"><text:span text:style-name="T7">Eliminar los decimales del número</text:span></text:p>
            </text:list-item>
            <text:list-item>
              <text:p text:style-name="P3"><text:span text:style-name="T8">Dados tres coeficientes ejecutar la ecuación de segundo grado</text:span></text:p>
            </text:list-item>
          </text:list>
        </text:list-item>
      </text:list>
      <text:p text:style-name="P7"><text:span text:style-name="T7"/></text:p>
      <text:p text:style-name="P7"><text:span text:style-name="T7">2) Consultas en Base de datos</text:span></text:p>
      <text:p text:style-name="P7"><text:span text:style-name="T7"><text:tab/>2.1_Normas</text:span></text:p>
      <text:p text:style-name="P7"><text:span text:style-name="T7"><text:tab/><text:tab/>2.1.1_Documento por cada split </text:span></text:p>
      <text:p text:style-name="P7"><text:span text:style-name="T7"><text:tab/><text:tab/>2.1.2_Captura del código y del resultado por cada ejercicio</text:span></text:p>
      <text:p text:style-name="P7"><text:span text:style-name="T7"><text:tab/><text:tab/>2.1.3_ copia del código en el documento y en la carpeta de “sql/datos/documentos/codigoSQL” añadir uno por split </text:span></text:p>
      <text:p text:style-name="P7"><text:span text:style-name="T7"><text:tab/>2.2_Realizar</text:span></text:p>
      <text:p text:style-name="P8"><text:span text:style-name="T7"><text:tab/><text:tab/>2.1.1 bloque</text:span></text:p>
      <text:list xml:id="list2978070373" text:style-name="WWNum40">
        <text:list-item>
          <text:p text:style-name="P2"><text:span text:style-name="T1">Lista todas las columnas de la tabla.</text:span></text:p>
        </text:list-item>
        <text:list-item>
          <text:p text:style-name="P2"><text:span text:style-name="T1">Lista todos los diferentes géneros, eliminando duplicados.</text:span></text:p>
        </text:list-item>
        <text:list-item>
          <text:p text:style-name="P2"><text:span text:style-name="T1">Lista únicamente aquellos juegos que puedan ser jugados únicamente en Linux</text:span></text:p>
        </text:list-item>
        <text:list-item>
          <text:p text:style-name="P2"><text:span text:style-name="T1">Lista todos los juegos de rol, ordenador por nota.</text:span></text:p>
        </text:list-item>
        <text:list-item>
          <text:p text:style-name="P2"><text:span text:style-name="T1">Lista todos aquellos juegos que puedan ser jugados en Español pero no en Frances</text:span></text:p>
        </text:list-item>
        <text:list-item>
          <text:p text:style-name="P2"><text:span text:style-name="T1">Lista el nombre del juego, su precio inicial, su precio final y la diferencia entre ambos en una nueva columna.</text:span></text:p>
        </text:list-item>
        <text:list-item>
          <text:p text:style-name="P2"><text:span text:style-name="T1">¿Cuántos juegos hay del siglo pasado?</text:span></text:p>
        </text:list-item>
        <text:list-item>
          <text:p text:style-name="P2"><text:span text:style-name="T1">Devuelve todos los juegos que terminen o en N o en O.</text:span></text:p>
        </text:list-item>
        <text:list-item>
          <text:p text:style-name="P2"><text:span text:style-name="T1">Devuelve todos los juegos que empiecen por A y que se puedan jugar con mando.</text:span></text:p>
        </text:list-item>
        <text:list-item>
          <text:p text:style-name="P2"><text:span text:style-name="T1">Devuelve todos aquellos juegos que estén entre el 2000 y el 2010.</text:span></text:p>
        </text:list-item>
        <text:list-item>
          <text:p text:style-name="P2"><text:span text:style-name="T1">Devuelve todos los juegos que sean de la saga Final Fantasy.</text:span></text:p>
        </text:list-item>
        <text:list-item>
          <text:p text:style-name="P2"><text:span text:style-name="T1">Devuelve todos los juegos que sean de deportes y haya trabajado más de 3 desarrolladores.</text:span></text:p>
        </text:list-item>
        <text:list-item>
          <text:p text:style-name="P2"><text:span text:style-name="T1">¿Cuántos juegos hay asociados a cada categoría?</text:span></text:p>
        </text:list-item>
        <text:list-item>
          <text:p text:style-name="P2"><text:span text:style-name="T1">¿Cuántos juegos se han sacado en cada año?</text:span></text:p>
        </text:list-item>
        <text:list-item>
          <text:p text:style-name="P2"><text:span text:style-name="T1">En base a la consulta anterior, devuelve aquellos años en los que la media de puntuación esté entre un 6 y un 8,</text:span></text:p>
        </text:list-item>
        <text:list-item>
          <text:p text:style-name="P2"><text:span text:style-name="T1">¿Cuál es la máxima, mínima y puntuación mínima por género?</text:span></text:p>
        </text:list-item>
        <text:list-item>
          <text:p text:style-name="P2"><text:span text:style-name="T1">Usando LIMIT, devuelve el top 10 de juegos con mayor puntuación del 2012.</text:span></text:p>
        </text:list-item>
        <text:list-item>
          <text:p text:style-name="P2"><text:span text:style-name="T1">Usando LIMIT, devuelve el top 10 de juegos más nuevos de género single player.</text:span></text:p>
        </text:list-item>
        <text:list-item>
          <text:p text:style-name="P2">Devuelve la media de nota de todos aquellos juegos que sean para mayores de 18 años.</text:p>
        </text:list-item>
        <text:list-item>
          <text:p text:style-name="P2">¿Cuántos juegos hay asociados a cada tipo (mayor de 18, de 17…)?</text:p>
        </text:list-item>
        <text:list-item>
          <text:p text:style-name="P2">Devuelve todos aquellos años en los que haya menos de 300 juegos.</text:p>
        </text:list-item>
        <text:list-item>
          <text:p text:style-name="P2">Devuelve todos los juegos que estén para Mac pero no para Windows.</text:p>
        </text:list-item>
        <text:list-item>
          <text:p text:style-name="P2">Devuelve todos los juegos donde su precio final sea mayor a su precio inicial.</text:p>
        </text:list-item>
        <text:list-item>
          <text:p text:style-name="P2">Devuelve todos los juegos que no estén valorados en dólares.</text:p>
        </text:list-item>
        <text:list-item>
          <text:p text:style-name="P2"><text:soft-page-break/>Devuelve todos los juegos que tengan una mayor nota que 0, pero que hayan suspendido.</text:p>
        </text:list-item>
        <text:list-item>
          <text:p text:style-name="P2">Devuelve el top 15 de juegos con mayor número de DLC.</text:p>
        </text:list-item>
        <text:list-item>
          <text:p text:style-name="P2">Devuelve la información de los juegos que sólo se puedan jugar en Inglés.</text:p>
        </text:list-item>
        <text:list-item>
          <text:p text:style-name="P2">Devuelve el nombre(en minúscula) y la web (en mayúscula) de los juegos de acción o casuales.</text:p>
        </text:list-item>
        <text:list-item>
          <text:p text:style-name="P2">¿Cuál es el juego indie con mayor nota? </text:p>
        </text:list-item>
        <text:list-item>
          <text:p text:style-name="P2">¿Y con menor nota?</text:p>
        </text:list-item>
      </text:list>
      <text:p text:style-name="P8"><text:span text:style-name="T10"><text:tab/><text:tab/>2.2.2 Bloque 2</text:span></text:p>
      <text:list xml:id="list145537023992186" text:continue-numbering="true" text:style-name="WWNum40">
        <text:list-item>
          <text:p text:style-name="P2"><text:s/>Devuelve toda la información del juego con menor nota, siempre que sea mayor a cero.</text:p>
        </text:list-item>
        <text:list-item>
          <text:p text:style-name="P2">Devuelve aquellos juegos que tengan mayor nota que la media.</text:p>
        </text:list-item>
        <text:list-item>
          <text:p text:style-name="P2">Devuelve el juego con mayor nota del año 2008.</text:p>
        </text:list-item>
        <text:list-item>
          <text:p text:style-name="P2">Devuelve toda la información de los juegos que valgan más que la media.</text:p>
        </text:list-item>
      </text:list>
      <text:p text:style-name="P8"><text:span text:style-name="T10"><text:tab/><text:tab/> <text:s text:c="7"/>35.Devuelve toda la información de los juegos de Linux que tengan el mayor número de logros (</text:span><text:span text:style-name="T14">achivements</text:span><text:span text:style-name="T10">)</text:span></text:p>
      <text:p text:style-name="P8"><text:span text:style-name="T10"/></text:p>
      <text:p text:style-name="P10"><text:span text:style-name="T7">3)Creas una pagina web de terraplanismo</text:span></text:p>
      <text:p text:style-name="P10"><text:span text:style-name="T7"><text:tab/>3.1_Normas</text:span></text:p>
      <text:p text:style-name="P10"><text:span text:style-name="T7"><text:tab/><text:tab/>3.1.1_Respetar las estructuras de trabajo</text:span></text:p>
      <text:p text:style-name="P10"><text:span text:style-name="T7"><text:tab/><text:tab/>3.1.2_Usar las clases y id recomendadas </text:span></text:p>
      <text:p text:style-name="P10"><text:span text:style-name="T7"><text:tab/><text:tab/>3.1.3_Toda html deben tener la estructuras designada en terraplanismo/ejem/ejemplo.html</text:span></text:p>
      <text:p text:style-name="P10"><text:span text:style-name="T7"><text:tab/><text:tab/>3.1.4_Creen una copia de elementos comunes en Librerías</text:span></text:p>
      <text:p text:style-name="P10"><text:span text:style-name="T7"><text:tab/>3.2_Realizar <text:tab/></text:span></text:p>
      <text:p text:style-name="P10"><text:span text:style-name="T7"><text:tab/><text:tab/>3.2.1_</text:span><text:span text:style-name="T11">Pagina 1 “index”</text:span></text:p>
      <text:p text:style-name="P11"><text:span text:style-name="T11"><text:tab/><text:tab/><text:tab/>○ sobre: la tierra es plana</text:span></text:p>
      <text:p text:style-name="P10"><text:span text:style-name="T11"><text:tab/><text:tab/><text:tab/>○ Temática espacial</text:span></text:p>
      <text:p text:style-name="P11"><text:span text:style-name="T11"><text:tab/><text:tab/><text:tab/>○ cabecera</text:span></text:p>
      <text:p text:style-name="P11"><text:span text:style-name="T11"><text:tab/><text:tab/><text:tab/>○ menu</text:span></text:p>
      <text:p text:style-name="P11"><text:span text:style-name="T11"><text:tab/><text:tab/><text:tab/>○ main</text:span></text:p>
      <text:p text:style-name="P11"><text:span text:style-name="T11"><text:tab/><text:tab/><text:tab/>○ pie de pagina</text:span></text:p>
      <text:p text:style-name="P11"><text:span text:style-name="T11"><text:tab/><text:tab/></text:span><text:span text:style-name="T7">3.2.</text:span><text:span text:style-name="T11">2</text:span><text:span text:style-name="T7">_</text:span><text:span text:style-name="T11">Pagina 2 contraparte </text:span></text:p>
      <text:p text:style-name="P11"><text:span text:style-name="T11"><text:tab/><text:tab/><text:tab/>○ sobre: la tierra es redonda</text:span></text:p>
      <text:p text:style-name="P11"><text:span text:style-name="T11"><text:tab/><text:tab/><text:tab/>○ Temática espacial</text:span></text:p>
      <text:p text:style-name="P11"><text:span text:style-name="T11"><text:tab/><text:tab/><text:tab/>○ cabecera</text:span></text:p>
      <text:p text:style-name="P11"><text:span text:style-name="T11"><text:tab/><text:tab/><text:tab/>○ menu</text:span></text:p>
      <text:p text:style-name="P11"><text:span text:style-name="T11"><text:tab/><text:tab/><text:tab/>○ main</text:span></text:p>
      <text:p text:style-name="P11"><text:span text:style-name="T11"><text:tab/><text:tab/><text:tab/>○ pie de pagina</text:span></text:p>
      <text:p text:style-name="P9"><text:span text:style-name="T11"><text:tab/><text:tab/></text:span><text:span text:style-name="T10">3.2.1_</text:span><text:span text:style-name="T11">Pagina 3 foro</text:span></text:p>
      <text:p text:style-name="P11"><text:span text:style-name="T11"><text:tab/><text:tab/><text:tab/>○ Temática espacial</text:span></text:p>
      <text:p text:style-name="P11"><text:span text:style-name="T11"><text:tab/><text:tab/><text:tab/>○ cabecera</text:span></text:p>
      <text:p text:style-name="P11"><text:span text:style-name="T11"><text:tab/><text:tab/><text:tab/>○ menu</text:span></text:p>
      <text:p text:style-name="P11"><text:span text:style-name="T11"><text:tab/><text:tab/><text:tab/>○ main</text:span></text:p>
      <text:p text:style-name="P11"><text:span text:style-name="T11"><text:tab/><text:tab/><text:tab/>○ pie de pagina</text:span></text:p>
      <text:p text:style-name="P9"><text:span text:style-name="T11"><text:tab/></text:span></text:p>
      <text:p text:style-name="P7"><text:span text:style-name="T7"><text:tab/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Symbol"/>
      </text:list-level-style-bullet>
      <text:list-level-style-bullet text:level="2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4.445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5.715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6.985cm"/>
        </style:list-level-properties>
        <style:text-properties style:font-name="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8.25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9.525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0.79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2.065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WWNum4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54cm" fo:text-indent="-0.318cm" fo:margin-left="6.3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7.62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4cm" fo:text-indent="-0.635cm" fo:margin-left="8.89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54cm" fo:text-indent="-0.318cm" fo:margin-left="10.1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11.4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4cm" fo:text-indent="-0.635cm" fo:margin-left="12.7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54cm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0df01" officeooo:paragraph-rsid="0020df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tab/>pag<text:page-number text:select-page="current">5</text:page-number>de<text:page-count>5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3:45:17.758000000</meta:creation-date>
    <dc:date>2022-12-18T14:55:35.440000000</dc:date>
    <meta:editing-duration>PT7M9S</meta:editing-duration>
    <meta:editing-cycles>1</meta:editing-cycles>
    <meta:document-statistic meta:table-count="0" meta:image-count="0" meta:object-count="0" meta:page-count="5" meta:paragraph-count="120" meta:word-count="1039" meta:character-count="5939" meta:non-whitespace-character-count="4928"/>
    <meta:generator>LibreOffice/7.2.4.1$Windows_X86_64 LibreOffice_project/27d75539669ac387bb498e35313b970b7fe9c4f9</meta:generator>
  </office:meta>
</office:document-meta>
</file>